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Bug GNU Emacs Config</text:title></text:p>
      <text:p text:style-name="OrgTitle"/>
      <text:p text:style-name="OrgSubtitle"><text:initial-creator>Eduardo Valencio Santos</text:initial-creator></text:p>
      <text:p text:style-name="OrgSubtitle"/>
      <text:table-of-content text:style-name="OrgIndexSection" text:protected="true" text:name="Table of Contents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ab823d3">1. PROGRAMS LOAD FIRST</text:a></text:p>
          <text:p text:style-name="Contents_20_2"><text:a xlink:type="simple" xlink:href="#org4a95baa">1.1. Frame Config Layout</text:a></text:p>
          <text:p text:style-name="Contents_20_2"><text:a xlink:type="simple" xlink:href="#orgb3d9570">1.2. Util Cofig</text:a></text:p>
          <text:p text:style-name="Contents_20_2"><text:a xlink:type="simple" xlink:href="#org2e768c8">1.3. Package Manager</text:a></text:p>
          <text:p text:style-name="Contents_20_2"><text:a xlink:type="simple" xlink:href="#orgb8d9d33">1.4. Evil Mode Config</text:a></text:p>
          <text:p text:style-name="Contents_20_2"><text:a xlink:type="simple" xlink:href="#org7ac0ea2">1.5. General Keybinding</text:a></text:p>
          <text:p text:style-name="Contents_20_2"><text:a xlink:type="simple" xlink:href="#org9c66162">1.6. Which Key</text:a></text:p>
          <text:p text:style-name="Contents_20_2"><text:a xlink:type="simple" xlink:href="#org0152e63">1.7. ORG MODE</text:a></text:p>
          <text:p text:style-name="Contents_20_2"><text:a xlink:type="simple" xlink:href="#orgb18f8bc">1.8. Tabs</text:a></text:p>
          <text:p text:style-name="Contents_20_2"><text:a xlink:type="simple" xlink:href="#org39ace7d">1.9. AutoComplete</text:a></text:p>
          <text:p text:style-name="Contents_20_2"><text:a xlink:type="simple" xlink:href="#org29b8601">1.10. Neo Tree</text:a></text:p>
          <text:p text:style-name="Contents_20_2"><text:a xlink:type="simple" xlink:href="#org9b63712">1.11. All the icons</text:a></text:p>
          <text:p text:style-name="Contents_20_2"><text:a xlink:type="simple" xlink:href="#org7f7a700">1.12. Thema</text:a></text:p>
          <text:p text:style-name="Contents_20_2"><text:a xlink:type="simple" xlink:href="#orgadc0a19">1.13. Set JAVA ENV</text:a></text:p>
        </text:index-body>
      </text:table-of-content>
      <text:h text:style-name="Heading_20_1" text:outline-level="1" text:is-list-header="false">
<text:bookmark-start text:name="OrgXref.orgab823d3"/>
<text:bookmark text:name="orgab823d3"/>PROGRAMS LOAD FIRST
<text:bookmark-end text:name="OrgXref.orgab823d3"/></text:h>
      <text:h text:style-name="Heading_20_2" text:outline-level="2" text:is-list-header="false">
<text:bookmark-start text:name="OrgXref.org4a95baa"/>
<text:bookmark text:name="org4a95baa"/>Frame Config Layout
<text:bookmark-end text:name="OrgXref.org4a95baa"/></text:h>
      <text:p text:style-name="OrgSrcBlock">(<text:span text:style-name="OrgSrcFontLockKeywordFace">setq</text:span><text:s/>inhibit-startup-message<text:s/>t)</text:p>
      <text:p text:style-name="OrgSrcBlock"><text:span text:style-name="OrgSrcFontLockCommentDelimiterFace">;</text:span><text:span text:style-name="OrgSrcFontLockCommentFace">(load-theme<text:s/>'deeper-blue<text:s/>t)</text:span></text:p>
      <text:p text:style-name="OrgSrcBlock">(global-display-line-numbers-mode<text:s/>1)</text:p>
      <text:p text:style-name="OrgSrcBlock">(menu-bar-mode<text:s/>-1)</text:p>
      <text:p text:style-name="OrgSrcBlock">(tool-bar-mode<text:s/>-1)</text:p>
      <text:p text:style-name="OrgSrcBlock">(scroll-bar-mode<text:s/>-1)</text:p>
      <text:p text:style-name="OrgSrcBlock">(electric-pair-mode<text:s/>1)</text:p>
      <text:p text:style-name="OrgSrcBlock"><text:span text:style-name="OrgSrcFontLockCommentDelimiterFace">;;</text:span><text:span text:style-name="OrgSrcFontLockCommentFace">(global-visual-line-mode<text:s/>t)<text:s/>;;<text:s/>Wrap</text:span></text:p>
      <text:p text:style-name="OrgSrcBlockLastLine">(<text:span text:style-name="OrgSrcFontLockKeywordFace">setq</text:span><text:s/>scroll-preserve-screen-position<text:s/>1)</text:p>
      <text:h text:style-name="Heading_20_2" text:outline-level="2" text:is-list-header="false">
<text:bookmark-start text:name="OrgXref.orgb3d9570"/>
<text:bookmark text:name="orgb3d9570"/>Util Cofig
<text:bookmark-end text:name="OrgXref.orgb3d9570"/></text:h>
      <text:p text:style-name="Text_20_body">Rolagem mais suave
</text:p>
      <text:p text:style-name="OrgSrcBlock">(<text:span text:style-name="OrgSrcFontLockKeywordFace">setq</text:span><text:s/>mouse-wheel-scroll-amount<text:s/>'(2<text:s/>((shift)<text:s/>.<text:s/>1))</text:p>
      <text:p text:style-name="OrgSrcBlock">mouse-wheel-progressive-speed<text:s/>nil</text:p>
      <text:p text:style-name="OrgSrcBlock">mouse-wheel-follow-mouse<text:s/>'t</text:p>
      <text:p text:style-name="OrgSrcBlock">scroll-step<text:s/>1</text:p>
      <text:p text:style-name="OrgSrcBlockLastLine">scroll-margin<text:s/>5)</text:p>
      <text:p text:style-name="Text_20_body">Mandar os arquivos de Backup para outro lugar
</text:p>
      <text:p text:style-name="OrgSrcBlockLastLine">(<text:span text:style-name="OrgSrcFontLockKeywordFace">setq</text:span><text:s/>backup-directory-alist<text:s/>'((<text:span text:style-name="OrgSrcFontLockStringFace">"."</text:span><text:s/>.<text:s/><text:span text:style-name="OrgSrcFontLockStringFace">"~/.saves"</text:span>)))</text:p>
      <text:h text:style-name="Heading_20_2" text:outline-level="2" text:is-list-header="false">
<text:bookmark-start text:name="OrgXref.org2e768c8"/>
<text:bookmark text:name="org2e768c8"/>Package Manager
<text:bookmark-end text:name="OrgXref.org2e768c8"/></text:h>
      <text:p text:style-name="OrgSrcBlock">(<text:span text:style-name="OrgSrcFontLockKeywordFace">require</text:span><text:s/>'<text:span text:style-name="OrgSrcFontLockConstantFace">package</text:span>)</text:p>
      <text:p text:style-name="OrgSrcBlock">(add-to-list<text:s/>'package-archives</text:p>
      <text:p text:style-name="OrgSrcBlock"><text:tab/><text:s/><text:s/><text:s/><text:s/><text:s/>'(<text:span text:style-name="OrgSrcFontLockStringFace">"melpa"</text:span><text:s/>.<text:s/><text:span text:style-name="OrgSrcFontLockStringFace">"https://melpa.org/packages/"</text:span>)<text:s/>t)</text:p>
      <text:p text:style-name="OrgSrcBlock">(package-initialize)</text:p>
      <text:p text:style-name="OrgSrcBlock"><text:span text:style-name="OrgSrcFontLockCommentDelimiterFace">;;</text:span><text:span text:style-name="OrgSrcFontLockCommentFace">(package-refresh-contents)</text:span></text:p>
      <text:p text:style-name="OrgSrcBlock"/>
      <text:p text:style-name="OrgSrcBlock"><text:span text:style-name="OrgSrcFontLockCommentDelimiterFace">;;<text:s/></text:span><text:span text:style-name="OrgSrcFontLockCommentFace">Use<text:s/>Package</text:span></text:p>
      <text:p text:style-name="OrgSrcBlock">(<text:span text:style-name="OrgSrcFontLockKeywordFace">unless</text:span><text:s/>(package-installed-p<text:s/>'use-package)</text:p>
      <text:p text:style-name="OrgSrcBlockLastLine"><text:s/><text:s/><text:s/><text:s/>(package-install<text:s/>'use-package))</text:p>
      <text:h text:style-name="Heading_20_2" text:outline-level="2" text:is-list-header="false">
<text:bookmark-start text:name="OrgXref.orgb8d9d33"/>
<text:bookmark text:name="orgb8d9d33"/>Evil Mode Config
<text:bookmark-end text:name="OrgXref.orgb8d9d33"/></text:h>
      <text:p text:style-name="OrgSrcBlock">(<text:span text:style-name="OrgSrcFontLockKeywordFace">use-package</text:span><text:s/><text:span text:style-name="OrgSrcFontLockConstantFace">evil</text:span></text:p>
      <text:p text:style-name="OrgSrcBlock"><text:s/><text:s/><text:s/><text:s/><text:span text:style-name="OrgSrcFontLockBuiltinFace">:ensure</text:span><text:s/>t</text:p>
      <text:p text:style-name="OrgSrcBlock"><text:s/><text:s/><text:s/><text:s/><text:span text:style-name="OrgSrcFontLockBuiltinFace">:init</text:span></text:p>
      <text:p text:style-name="OrgSrcBlock"><text:s/><text:s/><text:s/><text:s/>(<text:span text:style-name="OrgSrcFontLockKeywordFace">setq</text:span><text:s/>evil-want-integration<text:s/>t)<text:s/><text:span text:style-name="OrgSrcFontLockCommentDelimiterFace">;;<text:s/></text:span><text:span text:style-name="OrgSrcFontLockCommentFace">This<text:s/>is<text:s/>optional<text:s/>since<text:s/>it's<text:s/>already<text:s/>set<text:s/>to<text:s/>t<text:s/>by<text:s/>default.</text:span></text:p>
      <text:p text:style-name="OrgSrcBlock"><text:s/><text:s/><text:s/><text:s/>(<text:span text:style-name="OrgSrcFontLockKeywordFace">setq</text:span><text:s/>evil-want-keybinding<text:s/>nil)</text:p>
      <text:p text:style-name="OrgSrcBlock"><text:s/><text:s/><text:s/><text:s/><text:span text:style-name="OrgSrcFontLockBuiltinFace">:config</text:span></text:p>
      <text:p text:style-name="OrgSrcBlock"><text:tab/>(evil-mode<text:s/>1))</text:p>
      <text:p text:style-name="OrgSrcBlock"/>
      <text:p text:style-name="OrgSrcBlock">(<text:span text:style-name="OrgSrcFontLockKeywordFace">use-package</text:span><text:s/><text:span text:style-name="OrgSrcFontLockConstantFace">evil-collection</text:span></text:p>
      <text:p text:style-name="OrgSrcBlock"><text:s/><text:s/><text:span text:style-name="OrgSrcFontLockBuiltinFace">:after</text:span><text:s/>evil</text:p>
      <text:p text:style-name="OrgSrcBlock"><text:s/><text:s/><text:span text:style-name="OrgSrcFontLockBuiltinFace">:ensure</text:span><text:s/>t</text:p>
      <text:p text:style-name="OrgSrcBlock"><text:s/><text:s/><text:span text:style-name="OrgSrcFontLockBuiltinFace">:config</text:span></text:p>
      <text:p text:style-name="OrgSrcBlock"><text:s/><text:s/><text:s/><text:s/>(evil-collection-init)</text:p>
      <text:p text:style-name="OrgSrcBlockLastLine"><text:s/><text:s/><text:s/><text:s/>(evil-collection-init))</text:p>
      <text:h text:style-name="Heading_20_2" text:outline-level="2" text:is-list-header="false">
<text:bookmark-start text:name="OrgXref.org7ac0ea2"/>
<text:bookmark text:name="org7ac0ea2"/>General Keybinding
<text:bookmark-end text:name="OrgXref.org7ac0ea2"/></text:h>
      <text:p text:style-name="OrgSrcBlock">(<text:span text:style-name="OrgSrcFontLockKeywordFace">use-package</text:span><text:s/><text:span text:style-name="OrgSrcFontLockConstantFace">general</text:span></text:p>
      <text:p text:style-name="OrgSrcBlock"><text:s/><text:s/><text:s/><text:s/><text:span text:style-name="OrgSrcFontLockBuiltinFace">:ensure</text:span><text:s/>t</text:p>
      <text:p text:style-name="OrgSrcBlock"><text:s/><text:s/><text:s/><text:s/><text:span text:style-name="OrgSrcFontLockBuiltinFace">:config</text:span></text:p>
      <text:p text:style-name="OrgSrcBlock"><text:tab/>(general-evil-setup)</text:p>
      <text:p text:style-name="OrgSrcBlock"><text:tab/>(<text:span text:style-name="OrgSrcFontLockKeywordFace">general-create-definer</text:span><text:s/>dt/leader-keys</text:p>
      <text:p text:style-name="OrgSrcBlock"><text:tab/><text:s/><text:s/><text:s/><text:s/><text:span text:style-name="OrgSrcFontLockBuiltinFace">:states</text:span><text:s/>'(normal<text:s/>insert<text:s/>visual<text:s/>emacs)</text:p>
      <text:p text:style-name="OrgSrcBlock"><text:tab/><text:s/><text:s/><text:s/><text:s/><text:span text:style-name="OrgSrcFontLockBuiltinFace">:keymaps</text:span><text:s/>'override</text:p>
      <text:p text:style-name="OrgSrcBlock"><text:tab/><text:s/><text:s/><text:s/><text:s/><text:span text:style-name="OrgSrcFontLockBuiltinFace">:prefix</text:span><text:s/><text:span text:style-name="OrgSrcFontLockStringFace">"SPC"</text:span></text:p>
      <text:p text:style-name="OrgSrcBlock"><text:tab/><text:s/><text:s/><text:s/><text:s/><text:span text:style-name="OrgSrcFontLockBuiltinFace">:global-prefix</text:span><text:s/><text:span text:style-name="OrgSrcFontLockStringFace">"M-SPC"</text:span>)</text:p>
      <text:p text:style-name="OrgSrcBlock"><text:tab/>(<text:span text:style-name="OrgSrcFontLockKeywordFace">dt/leader-keys</text:span></text:p>
      <text:p text:style-name="OrgSrcBlock"><text:tab/><text:s/><text:s/><text:s/><text:s/><text:span text:style-name="OrgSrcFontLockStringFace">"."</text:span><text:s/>'(find-file<text:s/><text:span text:style-name="OrgSrcFontLockBuiltinFace">:wk</text:span><text:s/><text:span text:style-name="OrgSrcFontLockStringFace">"Find<text:s/>File"</text:span>)</text:p>
      <text:p text:style-name="OrgSrcBlock"><text:tab/><text:s/><text:s/><text:s/><text:s/><text:span text:style-name="OrgSrcFontLockStringFace">"fc"</text:span><text:s/>'((<text:span text:style-name="OrgSrcFontLockKeywordFace">lambda</text:span><text:s/>()<text:s/>(<text:span text:style-name="OrgSrcFontLockKeywordFace">interactive</text:span>)<text:s/>(find-file<text:s/><text:span text:style-name="OrgSrcFontLockStringFace">"~/.config/emacs/config.org"</text:span>))<text:s/><text:span text:style-name="OrgSrcFontLockBuiltinFace">:wk</text:span><text:s/><text:span text:style-name="OrgSrcFontLockStringFace">"Config<text:s/>File"</text:span>)</text:p>
      <text:p text:style-name="OrgSrcBlock"><text:tab/><text:s/><text:s/><text:s/><text:s/><text:span text:style-name="OrgSrcFontLockStringFace">"TAB<text:s/>TAB"</text:span><text:s/>'(comment-line<text:s/><text:span text:style-name="OrgSrcFontLockBuiltinFace">:wk</text:span><text:s/><text:span text:style-name="OrgSrcFontLockStringFace">"Comment<text:s/>Lines"</text:span>))</text:p>
      <text:p text:style-name="OrgSrcBlock"><text:tab/>(<text:span text:style-name="OrgSrcFontLockKeywordFace">dt/leader-keys</text:span></text:p>
      <text:p text:style-name="OrgSrcBlock"><text:tab/><text:s/><text:s/><text:s/><text:s/><text:span text:style-name="OrgSrcFontLockStringFace">"b"</text:span><text:s/>'(<text:span text:style-name="OrgSrcFontLockBuiltinFace">:ignore</text:span><text:s/>t<text:s/><text:span text:style-name="OrgSrcFontLockBuiltinFace">:wk</text:span><text:s/><text:span text:style-name="OrgSrcFontLockStringFace">"Buffer"</text:span>)</text:p>
      <text:p text:style-name="OrgSrcBlock"><text:tab/><text:s/><text:s/><text:s/><text:s/><text:span text:style-name="OrgSrcFontLockStringFace">"bb"</text:span><text:s/>'(switch-to-buffer<text:s/><text:span text:style-name="OrgSrcFontLockBuiltinFace">:wk</text:span><text:s/><text:span text:style-name="OrgSrcFontLockStringFace">"Switch<text:s/>to<text:s/>buffer"</text:span>)</text:p>
      <text:p text:style-name="OrgSrcBlock"><text:tab/><text:s/><text:s/><text:s/><text:s/><text:span text:style-name="OrgSrcFontLockStringFace">"bd"</text:span><text:s/>'(kill-this-buffer<text:s/><text:span text:style-name="OrgSrcFontLockBuiltinFace">:wk</text:span><text:s/><text:span text:style-name="OrgSrcFontLockStringFace">"Kill<text:s/>this<text:s/>buffer"</text:span>)</text:p>
      <text:p text:style-name="OrgSrcBlock"><text:tab/><text:s/><text:s/><text:s/><text:s/><text:span text:style-name="OrgSrcFontLockStringFace">"bn"</text:span><text:s/>'(next-buffer<text:s/><text:span text:style-name="OrgSrcFontLockBuiltinFace">:wk</text:span><text:s/><text:span text:style-name="OrgSrcFontLockStringFace">"Change<text:s/>to<text:s/>next<text:s/>buffer"</text:span>)</text:p>
      <text:p text:style-name="OrgSrcBlock"><text:tab/><text:s/><text:s/><text:s/><text:s/><text:span text:style-name="OrgSrcFontLockStringFace">"bp"</text:span><text:s/>'(previous-buffer<text:s/><text:span text:style-name="OrgSrcFontLockBuiltinFace">:wk</text:span><text:s/><text:span text:style-name="OrgSrcFontLockStringFace">"Change<text:s/>to<text:s/>previous<text:s/>buffer"</text:span>))</text:p>
      <text:p text:style-name="OrgSrcBlock"><text:tab/>(<text:span text:style-name="OrgSrcFontLockKeywordFace">dt/leader-keys</text:span></text:p>
      <text:p text:style-name="OrgSrcBlock"><text:tab/><text:s/><text:s/><text:s/><text:s/><text:span text:style-name="OrgSrcFontLockStringFace">"e"</text:span><text:s/>'(<text:span text:style-name="OrgSrcFontLockBuiltinFace">:ignore</text:span><text:s/>t<text:s/><text:span text:style-name="OrgSrcFontLockBuiltinFace">:wk</text:span><text:s/><text:span text:style-name="OrgSrcFontLockStringFace">"Evaluete"</text:span>)</text:p>
      <text:p text:style-name="OrgSrcBlock"><text:tab/><text:s/><text:s/><text:s/><text:s/><text:span text:style-name="OrgSrcFontLockStringFace">"eb"</text:span><text:s/>'(eval-buffer<text:s/><text:span text:style-name="OrgSrcFontLockBuiltinFace">:wk</text:span><text:s/><text:span text:style-name="OrgSrcFontLockStringFace">"Evaluete<text:s/>buffer"</text:span>)</text:p>
      <text:p text:style-name="OrgSrcBlock"><text:tab/><text:s/><text:s/><text:s/><text:s/><text:span text:style-name="OrgSrcFontLockStringFace">"ed"</text:span><text:s/>'(eval-defun<text:s/><text:span text:style-name="OrgSrcFontLockBuiltinFace">:wk</text:span><text:s/><text:span text:style-name="OrgSrcFontLockStringFace">"Evaluete<text:s/>defun<text:s/>containing<text:s/>or<text:s/>after<text:s/>point"</text:span>)</text:p>
      <text:p text:style-name="OrgSrcBlock"><text:tab/><text:s/><text:s/><text:s/><text:s/><text:span text:style-name="OrgSrcFontLockStringFace">"es"</text:span><text:s/>'(eval-last-sexp<text:s/><text:span text:style-name="OrgSrcFontLockBuiltinFace">:wk</text:span><text:s/><text:span text:style-name="OrgSrcFontLockStringFace">"Evaluete<text:s/>elisp<text:s/>expression<text:s/>before<text:s/>point"</text:span>)</text:p>
      <text:p text:style-name="OrgSrcBlock"><text:tab/><text:s/><text:s/><text:s/><text:s/><text:span text:style-name="OrgSrcFontLockStringFace">"ee"</text:span><text:s/>'(eval-expression<text:s/><text:span text:style-name="OrgSrcFontLockBuiltinFace">:wk</text:span><text:s/><text:span text:style-name="OrgSrcFontLockStringFace">"Evaluete<text:s/>and<text:s/>elisp<text:s/>expression"</text:span>)</text:p>
      <text:p text:style-name="OrgSrcBlock"><text:tab/><text:s/><text:s/><text:s/><text:s/><text:span text:style-name="OrgSrcFontLockStringFace">"er"</text:span><text:s/>'(eval-region<text:s/><text:span text:style-name="OrgSrcFontLockBuiltinFace">:wk</text:span><text:s/><text:span text:style-name="OrgSrcFontLockStringFace">"Evaluete<text:s/>elisp<text:s/>in<text:s/>region"</text:span>))</text:p>
      <text:p text:style-name="OrgSrcBlockLastLine">)</text:p>
      <text:h text:style-name="Heading_20_2" text:outline-level="2" text:is-list-header="false">
<text:bookmark-start text:name="OrgXref.org9c66162"/>
<text:bookmark text:name="org9c66162"/>Which Key
<text:bookmark-end text:name="OrgXref.org9c66162"/></text:h>
      <text:p text:style-name="OrgSrcBlock">(<text:span text:style-name="OrgSrcFontLockKeywordFace">use-package</text:span><text:s/><text:span text:style-name="OrgSrcFontLockConstantFace">which-key</text:span><text:s/></text:p>
      <text:p text:style-name="OrgSrcBlock"><text:s/><text:s/><text:s/><text:s/><text:span text:style-name="OrgSrcFontLockBuiltinFace">:ensure</text:span><text:s/>t</text:p>
      <text:p text:style-name="OrgSrcBlock"><text:s/><text:s/><text:s/><text:s/><text:span text:style-name="OrgSrcFontLockBuiltinFace">:init</text:span></text:p>
      <text:p text:style-name="OrgSrcBlock"><text:tab/>(which-key-mode<text:s/>1)</text:p>
      <text:p text:style-name="OrgSrcBlock"><text:s/><text:s/><text:s/><text:s/><text:span text:style-name="OrgSrcFontLockBuiltinFace">:config</text:span></text:p>
      <text:p text:style-name="OrgSrcBlockLastLine"><text:tab/>(<text:span text:style-name="OrgSrcFontLockKeywordFace">setq</text:span><text:s/>which-key-sparator<text:s/><text:span text:style-name="OrgSrcFontLockStringFace">"<text:s/>&gt;<text:s/>"</text:span>))</text:p>
      <text:h text:style-name="Heading_20_2" text:outline-level="2" text:is-list-header="false">
<text:bookmark-start text:name="OrgXref.org0152e63"/>
<text:bookmark text:name="org0152e63"/>ORG MODE
<text:bookmark-end text:name="OrgXref.org0152e63"/></text:h>
      <text:h text:style-name="Heading_20_3" text:outline-level="3" text:is-list-header="false">
<text:bookmark-start text:name="OrgXref.org6e87253"/>
<text:bookmark text:name="org6e87253"/>Table Content
<text:bookmark-end text:name="OrgXref.org6e87253"/></text:h>
      <text:p text:style-name="OrgSrcBlock">(<text:span text:style-name="OrgSrcFontLockKeywordFace">use-package</text:span><text:s/><text:span text:style-name="OrgSrcFontLockConstantFace">toc-org</text:span></text:p>
      <text:p text:style-name="OrgSrcBlock"><text:span text:style-name="OrgSrcFontLockBuiltinFace">:commands</text:span><text:s/>toc-org-enable</text:p>
      <text:p text:style-name="OrgSrcBlockLastLine"><text:span text:style-name="OrgSrcFontLockBuiltinFace">:init</text:span><text:s/>(add-hook<text:s/>'org-mode-hook<text:s/>'toc-org-enable))</text:p>
      <text:h text:style-name="Heading_20_3" text:outline-level="3" text:is-list-header="false">
<text:bookmark-start text:name="OrgXref.orgde6aa62"/>
<text:bookmark text:name="orgde6aa62"/>Org Bullets
<text:bookmark-end text:name="OrgXref.orgde6aa62"/></text:h>
      <text:p text:style-name="OrgSrcBlock">(add-hook<text:s/>'org-mode-hook<text:s/>'org-indent-mode)</text:p>
      <text:p text:style-name="OrgSrcBlock">(<text:span text:style-name="OrgSrcFontLockKeywordFace">use-package</text:span><text:s/><text:span text:style-name="OrgSrcFontLockConstantFace">org-bullets</text:span>)</text:p>
      <text:p text:style-name="OrgSrcBlockLastLine">(add-hook<text:s/>'org-mode-hook<text:s/>(<text:span text:style-name="OrgSrcFontLockKeywordFace">lambda</text:span><text:s/>()<text:s/>(org-bullets-mode<text:s/>1)))</text:p>
      <text:h text:style-name="Heading_20_2" text:outline-level="2" text:is-list-header="false">
<text:bookmark-start text:name="OrgXref.orgb18f8bc"/>
<text:bookmark text:name="orgb18f8bc"/>Tabs
<text:bookmark-end text:name="OrgXref.orgb18f8bc"/></text:h>
      <text:p text:style-name="OrgSrcBlock">(<text:span text:style-name="OrgSrcFontLockKeywordFace">use-package</text:span><text:s/><text:span text:style-name="OrgSrcFontLockConstantFace">centaur-tabs</text:span></text:p>
      <text:p text:style-name="OrgSrcBlock"><text:s/><text:s/><text:s/><text:s/><text:span text:style-name="OrgSrcFontLockBuiltinFace">:ensure</text:span><text:s/>t</text:p>
      <text:p text:style-name="OrgSrcBlock"><text:span text:style-name="OrgSrcFontLockBuiltinFace">:demand</text:span></text:p>
      <text:p text:style-name="OrgSrcBlock"><text:span text:style-name="OrgSrcFontLockBuiltinFace">:config</text:span></text:p>
      <text:p text:style-name="OrgSrcBlock">(centaur-tabs-mode<text:s/>t)</text:p>
      <text:p text:style-name="OrgSrcBlock">(<text:span text:style-name="OrgSrcFontLockKeywordFace">setq</text:span><text:s/>centaur-tabs-set-icons<text:s/>t)</text:p>
      <text:p text:style-name="OrgSrcBlock"><text:span text:style-name="OrgSrcFontLockBuiltinFace">:bind</text:span></text:p>
      <text:p text:style-name="OrgSrcBlock">(<text:span text:style-name="OrgSrcFontLockStringFace">"C-&lt;prior&gt;"</text:span><text:s/>.<text:s/>centaur-tabs-backward)</text:p>
      <text:p text:style-name="OrgSrcBlockLastLine">(<text:span text:style-name="OrgSrcFontLockStringFace">"C-&lt;next&gt;"</text:span><text:s/>.<text:s/>centaur-tabs-forward))</text:p>
      <text:h text:style-name="Heading_20_2" text:outline-level="2" text:is-list-header="false">
<text:bookmark-start text:name="OrgXref.org39ace7d"/>
<text:bookmark text:name="org39ace7d"/>AutoComplete
<text:bookmark-end text:name="OrgXref.org39ace7d"/></text:h>
      <text:p text:style-name="OrgSrcBlock">(<text:span text:style-name="OrgSrcFontLockKeywordFace">use-package</text:span><text:s/><text:span text:style-name="OrgSrcFontLockConstantFace">auto-complete</text:span></text:p>
      <text:p text:style-name="OrgSrcBlock"><text:span text:style-name="OrgSrcFontLockBuiltinFace">:ensure</text:span><text:s/>t</text:p>
      <text:p text:style-name="OrgSrcBlock"><text:span text:style-name="OrgSrcFontLockBuiltinFace">:init</text:span></text:p>
      <text:p text:style-name="OrgSrcBlock">(ac-config-default)</text:p>
      <text:p text:style-name="OrgSrcBlock">(global-auto-complete-mode<text:s/>t)</text:p>
      <text:p text:style-name="OrgSrcBlock"><text:span text:style-name="OrgSrcFontLockBuiltinFace">:config</text:span></text:p>
      <text:p text:style-name="OrgSrcBlock">(define-key<text:s/>ac-mode-map<text:s/>(kbd<text:s/><text:span text:style-name="OrgSrcFontLockStringFace">"M-TAB"</text:span>)<text:s/>'auto-complete)</text:p>
      <text:p text:style-name="OrgSrcBlock">(ac-set-trigger-key<text:s/><text:span text:style-name="OrgSrcFontLockStringFace">"TAB"</text:span>)</text:p>
      <text:p text:style-name="OrgSrcBlockLastLine">)</text:p>
      <text:h text:style-name="Heading_20_2" text:outline-level="2" text:is-list-header="false">
<text:bookmark-start text:name="OrgXref.org29b8601"/>
<text:bookmark text:name="org29b8601"/>Neo Tree
<text:bookmark-end text:name="OrgXref.org29b8601"/></text:h>
      <text:p text:style-name="OrgSrcBlock">(<text:span text:style-name="OrgSrcFontLockKeywordFace">use-package</text:span><text:s/><text:span text:style-name="OrgSrcFontLockConstantFace">neotree</text:span></text:p>
      <text:p text:style-name="OrgSrcBlock"><text:span text:style-name="OrgSrcFontLockBuiltinFace">:ensure</text:span><text:s/>t</text:p>
      <text:p text:style-name="OrgSrcBlockLastLine"><text:span text:style-name="OrgSrcFontLockBuiltinFace">:config</text:span><text:s/>(<text:span text:style-name="OrgSrcFontLockKeywordFace">setq</text:span><text:s/>neo-theme<text:s/>(<text:span text:style-name="OrgSrcFontLockKeywordFace">if</text:span><text:s/>(display-graphic-p)<text:s/>'icons<text:s/>'arrow)))</text:p>
      <text:p text:style-name="Text_20_body">Configurando evil-collection para neotree
</text:p>
      <text:p text:style-name="OrgSrcBlock">(<text:span text:style-name="OrgSrcFontLockKeywordFace">defun</text:span><text:s/><text:span text:style-name="OrgSrcFontLockFunctionNameFace">evil-collection-neotree-setup</text:span><text:s/>()</text:p>
      <text:p text:style-name="OrgSrcBlock"><text:s/><text:s/><text:span text:style-name="OrgSrcFontLockDocFace">"Set<text:s/>up<text:s/>`</text:span><text:span text:style-name="OrgSrcFontLockConstantFace">evil</text:span><text:span text:style-name="OrgSrcFontLockDocFace">'<text:s/>bindings<text:s/>for<text:s/>`</text:span><text:span text:style-name="OrgSrcFontLockConstantFace">neotree</text:span><text:span text:style-name="OrgSrcFontLockDocFace">'."</text:span></text:p>
      <text:p text:style-name="OrgSrcBlock"/>
      <text:p text:style-name="OrgSrcBlock"><text:s/><text:s/>(evil-set-initial-state<text:s/>'neotree-mode<text:s/>'normal)<text:s/><text:span text:style-name="OrgSrcFontLockCommentDelimiterFace">;;<text:s/></text:span><text:span text:style-name="OrgSrcFontLockCommentFace">Neotree<text:s/>start<text:s/>in<text:s/>normal<text:s/>by<text:s/>default.</text:span></text:p>
      <text:p text:style-name="OrgSrcBlock"/>
      <text:p text:style-name="OrgSrcBlock"><text:s/><text:s/>(evil-collection-define-key<text:s/>'normal<text:s/>'neotree-mode-map</text:p>
      <text:p text:style-name="OrgSrcBlock"/>
      <text:p text:style-name="OrgSrcBlock"><text:s/><text:s/><text:s/><text:s/>(kbd<text:s/><text:span text:style-name="OrgSrcFontLockStringFace">"RET"</text:span>)<text:s/>(<text:span text:style-name="OrgSrcFontLockKeywordFace">neotree-make-executor</text:span></text:p>
      <text:p text:style-name="OrgSrcBlock"><text:tab/><text:tab/><text:s/><text:s/><text:s/><text:s/><text:s/><text:s/><text:span text:style-name="OrgSrcFontLockBuiltinFace">:file-fn</text:span><text:s/>'neo-open-file</text:p>
      <text:p text:style-name="OrgSrcBlock"><text:tab/><text:tab/><text:s/><text:s/><text:s/><text:s/><text:s/><text:s/><text:span text:style-name="OrgSrcFontLockBuiltinFace">:dir-fn</text:span><text:s/>'neo-open-dir)</text:p>
      <text:p text:style-name="OrgSrcBlock"><text:s/><text:s/><text:s/><text:s/>(kbd<text:s/><text:span text:style-name="OrgSrcFontLockStringFace">"&lt;tab&gt;"</text:span>)<text:s/>(<text:span text:style-name="OrgSrcFontLockKeywordFace">neotree-make-executor</text:span></text:p>
      <text:p text:style-name="OrgSrcBlock"><text:tab/><text:tab/><text:s/><text:s/><text:s/><text:span text:style-name="OrgSrcFontLockBuiltinFace">:dir-fn</text:span><text:s/>'neo-open-dir)</text:p>
      <text:p text:style-name="OrgSrcBlock"><text:s/><text:s/><text:s/><text:s/><text:span text:style-name="OrgSrcFontLockStringFace">"z"</text:span><text:s/>(<text:span text:style-name="OrgSrcFontLockKeywordFace">neotree-make-executor</text:span></text:p>
      <text:p text:style-name="OrgSrcBlock"><text:tab/><text:s/><text:span text:style-name="OrgSrcFontLockBuiltinFace">:dir-fn</text:span><text:s/>'neo-open-dir)</text:p>
      <text:p text:style-name="OrgSrcBlock"><text:s/><text:s/><text:s/><text:s/><text:span text:style-name="OrgSrcFontLockStringFace">"ZZ"</text:span><text:s/>'quit-window</text:p>
      <text:p text:style-name="OrgSrcBlock"><text:s/><text:s/><text:s/><text:s/><text:span text:style-name="OrgSrcFontLockStringFace">"gd"</text:span><text:s/>(<text:span text:style-name="OrgSrcFontLockKeywordFace">neotree-make-executor</text:span></text:p>
      <text:p text:style-name="OrgSrcBlock"><text:tab/><text:s/><text:s/><text:span text:style-name="OrgSrcFontLockBuiltinFace">:dir-fn</text:span><text:s/>'neo-open-dired)</text:p>
      <text:p text:style-name="OrgSrcBlock"><text:s/><text:s/><text:s/><text:s/><text:span text:style-name="OrgSrcFontLockStringFace">"gD"</text:span><text:s/>(<text:span text:style-name="OrgSrcFontLockKeywordFace">neotree-make-executor</text:span></text:p>
      <text:p text:style-name="OrgSrcBlock"><text:tab/><text:s/><text:s/><text:span text:style-name="OrgSrcFontLockBuiltinFace">:dir-fn</text:span><text:s/>'neo-open-dired)</text:p>
      <text:p text:style-name="OrgSrcBlock"><text:s/><text:s/><text:s/><text:s/><text:span text:style-name="OrgSrcFontLockStringFace">"go"</text:span><text:s/>(<text:span text:style-name="OrgSrcFontLockKeywordFace">neotree-make-executor</text:span></text:p>
      <text:p text:style-name="OrgSrcBlock"><text:tab/><text:s/><text:s/><text:span text:style-name="OrgSrcFontLockBuiltinFace">:file-fn</text:span><text:s/>'neo-open-file</text:p>
      <text:p text:style-name="OrgSrcBlock"><text:tab/><text:s/><text:s/><text:span text:style-name="OrgSrcFontLockBuiltinFace">:dir-fn</text:span><text:s/>'neo-open-dir)</text:p>
      <text:p text:style-name="OrgSrcBlock"><text:s/><text:s/><text:s/><text:s/><text:span text:style-name="OrgSrcFontLockStringFace">"gO"</text:span><text:s/>'neotree-quick-look</text:p>
      <text:p text:style-name="OrgSrcBlock"><text:s/><text:s/><text:s/><text:s/><text:span text:style-name="OrgSrcFontLockStringFace">"gr"</text:span><text:s/>'neotree-refresh</text:p>
      <text:p text:style-name="OrgSrcBlock"><text:s/><text:s/><text:s/><text:s/><text:span text:style-name="OrgSrcFontLockStringFace">"q"</text:span><text:s/>'neotree-hide</text:p>
      <text:p text:style-name="OrgSrcBlock"><text:s/><text:s/><text:s/><text:s/><text:span text:style-name="OrgSrcFontLockStringFace">"H"</text:span><text:s/>'neotree-hidden-file-toggle</text:p>
      <text:p text:style-name="OrgSrcBlock"><text:s/><text:s/><text:s/><text:s/><text:span text:style-name="OrgSrcFontLockStringFace">"gh"</text:span><text:s/>'neotree-hidden-file-toggle</text:p>
      <text:p text:style-name="OrgSrcBlock"><text:s/><text:s/><text:s/><text:s/>(kbd<text:s/><text:span text:style-name="OrgSrcFontLockStringFace">"C-k"</text:span>)<text:s/>'neotree-select-up-node</text:p>
      <text:p text:style-name="OrgSrcBlock"><text:s/><text:s/><text:s/><text:s/><text:span text:style-name="OrgSrcFontLockStringFace">"gk"</text:span><text:s/>'neotree-select-up-node</text:p>
      <text:p text:style-name="OrgSrcBlock"><text:s/><text:s/><text:s/><text:s/><text:span text:style-name="OrgSrcFontLockStringFace">"[["</text:span><text:s/>'neotree-select-up-node</text:p>
      <text:p text:style-name="OrgSrcBlock"><text:s/><text:s/><text:s/><text:s/>(kbd<text:s/><text:span text:style-name="OrgSrcFontLockStringFace">"C-j"</text:span>)<text:s/>'neotree-select-down-node</text:p>
      <text:p text:style-name="OrgSrcBlock"><text:s/><text:s/><text:s/><text:s/><text:span text:style-name="OrgSrcFontLockStringFace">"gj"</text:span><text:s/>'neotree-select-down-node</text:p>
      <text:p text:style-name="OrgSrcBlock"><text:s/><text:s/><text:s/><text:s/><text:span text:style-name="OrgSrcFontLockStringFace">"]]"</text:span><text:s/>'neotree-select-down-node</text:p>
      <text:p text:style-name="OrgSrcBlock"><text:s/><text:s/><text:s/><text:s/><text:span text:style-name="OrgSrcFontLockStringFace">"gv"</text:span><text:s/>'neotree-open-file-in-system-application</text:p>
      <text:p text:style-name="OrgSrcBlock"><text:s/><text:s/><text:s/><text:s/><text:span text:style-name="OrgSrcFontLockStringFace">"c"</text:span><text:s/>'neotree-create-node</text:p>
      <text:p text:style-name="OrgSrcBlock"><text:s/><text:s/><text:s/><text:s/><text:span text:style-name="OrgSrcFontLockStringFace">"y"</text:span><text:s/>'neotree-copy-node</text:p>
      <text:p text:style-name="OrgSrcBlock"><text:s/><text:s/><text:s/><text:s/><text:span text:style-name="OrgSrcFontLockStringFace">"r"</text:span><text:s/>'neotree-rename-node</text:p>
      <text:p text:style-name="OrgSrcBlock"><text:s/><text:s/><text:s/><text:s/><text:span text:style-name="OrgSrcFontLockStringFace">"R"</text:span><text:s/>'neotree-change-root</text:p>
      <text:p text:style-name="OrgSrcBlock"><text:s/><text:s/><text:s/><text:s/><text:span text:style-name="OrgSrcFontLockStringFace">"d"</text:span><text:s/>'neotree-delete-node</text:p>
      <text:p text:style-name="OrgSrcBlock"><text:s/><text:s/><text:s/><text:s/><text:span text:style-name="OrgSrcFontLockStringFace">"J"</text:span><text:s/>'neotree-dir</text:p>
      <text:p text:style-name="OrgSrcBlock"><text:s/><text:s/><text:s/><text:s/><text:span text:style-name="OrgSrcFontLockStringFace">"+"</text:span><text:s/>'neotree-stretch-toggle</text:p>
      <text:p text:style-name="OrgSrcBlock"><text:s/><text:s/><text:s/><text:s/><text:span text:style-name="OrgSrcFontLockStringFace">"="</text:span><text:s/>'neotree-stretch-toggle</text:p>
      <text:p text:style-name="OrgSrcBlock"><text:s/><text:s/><text:s/><text:s/><text:span text:style-name="OrgSrcFontLockStringFace">"ge"</text:span><text:s/>'neotree-enter</text:p>
      <text:p text:style-name="OrgSrcBlock"><text:s/><text:s/><text:s/><text:s/><text:span text:style-name="OrgSrcFontLockStringFace">"j"</text:span><text:s/>'neotree-next-line</text:p>
      <text:p text:style-name="OrgSrcBlock"><text:s/><text:s/><text:s/><text:s/><text:span text:style-name="OrgSrcFontLockStringFace">"k"</text:span><text:s/>'neotree-previous-line</text:p>
      <text:p text:style-name="OrgSrcBlock"/>
      <text:p text:style-name="OrgSrcBlock"><text:s/><text:s/><text:s/><text:s/><text:span text:style-name="OrgSrcFontLockCommentDelimiterFace">;;<text:s/></text:span><text:span text:style-name="OrgSrcFontLockCommentFace">Unchanged<text:s/>keybings.</text:span></text:p>
      <text:p text:style-name="OrgSrcBlock"><text:s/><text:s/><text:s/><text:s/><text:span text:style-name="OrgSrcFontLockStringFace">"a"</text:span><text:s/>(<text:span text:style-name="OrgSrcFontLockKeywordFace">neotree-make-executor</text:span></text:p>
      <text:p text:style-name="OrgSrcBlock"><text:tab/><text:s/><text:span text:style-name="OrgSrcFontLockBuiltinFace">:file-fn</text:span><text:s/>'neo-open-file-ace-window)</text:p>
      <text:p text:style-name="OrgSrcBlock"><text:s/><text:s/><text:s/><text:s/><text:span text:style-name="OrgSrcFontLockStringFace">"|"</text:span><text:s/>(<text:span text:style-name="OrgSrcFontLockKeywordFace">neotree-make-executor</text:span></text:p>
      <text:p text:style-name="OrgSrcBlock"><text:tab/><text:s/><text:span text:style-name="OrgSrcFontLockBuiltinFace">:file-fn</text:span><text:s/>'neo-open-file-vertical-split)</text:p>
      <text:p text:style-name="OrgSrcBlock"><text:s/><text:s/><text:s/><text:s/><text:span text:style-name="OrgSrcFontLockStringFace">"-"</text:span><text:s/>(<text:span text:style-name="OrgSrcFontLockKeywordFace">neotree-make-executor</text:span></text:p>
      <text:p text:style-name="OrgSrcBlock"><text:tab/><text:s/><text:span text:style-name="OrgSrcFontLockBuiltinFace">:file-fn</text:span><text:s/>'neo-open-file-horizontal-split)</text:p>
      <text:p text:style-name="OrgSrcBlock"><text:s/><text:s/><text:s/><text:s/><text:span text:style-name="OrgSrcFontLockStringFace">"S"</text:span><text:s/>'neotree-select-previous-sibling-node</text:p>
      <text:p text:style-name="OrgSrcBlock"><text:s/><text:s/><text:s/><text:s/><text:span text:style-name="OrgSrcFontLockStringFace">"s"</text:span><text:s/>'neotree-select-next-sibling-node</text:p>
      <text:p text:style-name="OrgSrcBlock"><text:s/><text:s/><text:s/><text:s/>(kbd<text:s/><text:span text:style-name="OrgSrcFontLockStringFace">"C-c<text:s/>C-c"</text:span>)<text:s/>'neotree-change-root</text:p>
      <text:p text:style-name="OrgSrcBlock"><text:s/><text:s/><text:s/><text:s/>(kbd<text:s/><text:span text:style-name="OrgSrcFontLockStringFace">"C-x<text:s/>1"</text:span>)<text:s/>'neotree-empty-fn</text:p>
      <text:p text:style-name="OrgSrcBlock"><text:s/><text:s/><text:s/><text:s/>(kbd<text:s/><text:span text:style-name="OrgSrcFontLockStringFace">"C-x<text:s/>2"</text:span>)<text:s/>'neotree-empty-fn</text:p>
      <text:p text:style-name="OrgSrcBlock"><text:s/><text:s/><text:s/><text:s/>(kbd<text:s/><text:span text:style-name="OrgSrcFontLockStringFace">"C-x<text:s/>3"</text:span>)<text:s/>'neotree-empty-fn</text:p>
      <text:p text:style-name="OrgSrcBlock"><text:s/><text:s/><text:s/><text:s/>(kbd<text:s/><text:span text:style-name="OrgSrcFontLockStringFace">"C-x<text:s/>C-f"</text:span>)<text:s/>'find-file-other-window</text:p>
      <text:p text:style-name="OrgSrcBlockLastLine"><text:s/><text:s/><text:s/><text:s/>(kbd<text:s/><text:span text:style-name="OrgSrcFontLockStringFace">"C-c<text:s/>C-f"</text:span>)<text:s/>'find-file-other-window))</text:p>
      <text:h text:style-name="Heading_20_2" text:outline-level="2" text:is-list-header="false">
<text:bookmark-start text:name="OrgXref.org9b63712"/>
<text:bookmark text:name="org9b63712"/>All the icons
<text:bookmark-end text:name="OrgXref.org9b63712"/></text:h>
      <text:p text:style-name="OrgSrcBlock">(<text:span text:style-name="OrgSrcFontLockKeywordFace">use-package</text:span><text:s/><text:span text:style-name="OrgSrcFontLockConstantFace">all-the-icons</text:span></text:p>
      <text:p text:style-name="OrgSrcBlock"><text:span text:style-name="OrgSrcFontLockBuiltinFace">:ensure</text:span><text:s/>t</text:p>
      <text:p text:style-name="OrgSrcBlockLastLine"><text:span text:style-name="OrgSrcFontLockBuiltinFace">:config</text:span>)</text:p>
      <text:h text:style-name="Heading_20_2" text:outline-level="2" text:is-list-header="false">
<text:bookmark-start text:name="OrgXref.org7f7a700"/>
<text:bookmark text:name="org7f7a700"/>Thema
<text:bookmark-end text:name="OrgXref.org7f7a700"/></text:h>
      <text:p text:style-name="OrgSrcBlock">(<text:span text:style-name="OrgSrcFontLockKeywordFace">use-package</text:span><text:s/><text:span text:style-name="OrgSrcFontLockConstantFace">doom-themes</text:span></text:p>
      <text:p text:style-name="OrgSrcBlock"><text:s/><text:s/><text:span text:style-name="OrgSrcFontLockBuiltinFace">:ensure</text:span><text:s/>t</text:p>
      <text:p text:style-name="OrgSrcBlock"><text:s/><text:s/><text:span text:style-name="OrgSrcFontLockBuiltinFace">:config</text:span></text:p>
      <text:p text:style-name="OrgSrcBlock"><text:s/><text:s/><text:span text:style-name="OrgSrcFontLockCommentDelimiterFace">;;<text:s/></text:span><text:span text:style-name="OrgSrcFontLockCommentFace">Global<text:s/>settings<text:s/>(defaults)</text:span></text:p>
      <text:p text:style-name="OrgSrcBlock"><text:s/><text:s/>(<text:span text:style-name="OrgSrcFontLockKeywordFace">setq</text:span><text:s/>doom-themes-enable-bold<text:s/>t<text:s/><text:s/><text:s/><text:s/><text:span text:style-name="OrgSrcFontLockCommentDelimiterFace">;<text:s/></text:span><text:span text:style-name="OrgSrcFontLockCommentFace">if<text:s/>nil,<text:s/>bold<text:s/>is<text:s/>universally<text:s/>disabled</text:span></text:p>
      <text:p text:style-name="OrgSrcBlock"><text:tab/>doom-themes-enable-italic<text:s/>t)<text:s/><text:span text:style-name="OrgSrcFontLockCommentDelimiterFace">;<text:s/></text:span><text:span text:style-name="OrgSrcFontLockCommentFace">if<text:s/>nil,<text:s/>italics<text:s/>is<text:s/>universally<text:s/>disabled</text:span></text:p>
      <text:p text:style-name="OrgSrcBlock"><text:s/><text:s/>(load-theme<text:s/>'doom-ayu-mirage<text:s/>t)</text:p>
      <text:p text:style-name="OrgSrcBlock"/>
      <text:p text:style-name="OrgSrcBlock"><text:s/><text:s/><text:span text:style-name="OrgSrcFontLockCommentDelimiterFace">;;<text:s/></text:span><text:span text:style-name="OrgSrcFontLockCommentFace">Enable<text:s/>flashing<text:s/>mode-line<text:s/>on<text:s/>errors</text:span></text:p>
      <text:p text:style-name="OrgSrcBlock"><text:s/><text:s/>(doom-themes-visual-bell-config)</text:p>
      <text:p text:style-name="OrgSrcBlock"><text:s/><text:s/><text:span text:style-name="OrgSrcFontLockCommentDelimiterFace">;;<text:s/></text:span><text:span text:style-name="OrgSrcFontLockCommentFace">Enable<text:s/>custom<text:s/>neotree<text:s/>theme<text:s/>(all-the-icons<text:s/>must<text:s/>be<text:s/>installed!)</text:span></text:p>
      <text:p text:style-name="OrgSrcBlock"><text:s/><text:s/>(doom-themes-neotree-config)</text:p>
      <text:p text:style-name="OrgSrcBlock"><text:s/><text:s/><text:span text:style-name="OrgSrcFontLockCommentDelimiterFace">;;<text:s/></text:span><text:span text:style-name="OrgSrcFontLockCommentFace">or<text:s/>for<text:s/>treemacs<text:s/>users</text:span></text:p>
      <text:p text:style-name="OrgSrcBlock"><text:s/><text:s/>(<text:span text:style-name="OrgSrcFontLockKeywordFace">setq</text:span><text:s/>doom-themes-treemacs-theme<text:s/><text:span text:style-name="OrgSrcFontLockStringFace">"doom-atom"</text:span>)<text:s/><text:span text:style-name="OrgSrcFontLockCommentDelimiterFace">;<text:s/></text:span><text:span text:style-name="OrgSrcFontLockCommentFace">use<text:s/>"doom-colors"<text:s/>for<text:s/>less<text:s/>minimal<text:s/>icon<text:s/>theme</text:span></text:p>
      <text:p text:style-name="OrgSrcBlock"><text:s/><text:s/>(doom-themes-treemacs-config)</text:p>
      <text:p text:style-name="OrgSrcBlock"><text:s/><text:s/><text:span text:style-name="OrgSrcFontLockCommentDelimiterFace">;;<text:s/></text:span><text:span text:style-name="OrgSrcFontLockCommentFace">Corrects<text:s/>(and<text:s/>improves)<text:s/>org-mode's<text:s/>native<text:s/>fontification.</text:span></text:p>
      <text:p text:style-name="OrgSrcBlockLastLine"><text:s/><text:s/>(doom-themes-org-config))</text:p>
      <text:h text:style-name="Heading_20_2" text:outline-level="2" text:is-list-header="false">
<text:bookmark-start text:name="OrgXref.orgadc0a19"/>
<text:bookmark text:name="orgadc0a19"/>Set JAVA ENV
<text:bookmark-end text:name="OrgXref.orgadc0a19"/></text:h>
      <text:h text:style-name="Heading_20_3" text:outline-level="3" text:is-list-header="false">
<text:bookmark-start text:name="OrgXref.org6f8756a"/>
<text:bookmark text:name="org6f8756a"/>LSP
<text:bookmark-end text:name="OrgXref.org6f8756a"/></text:h>
      <text:list text:style-name="OrgNumberedList" text:continue-numbering="false">
        <text:list-item>
          <text:p text:style-name="Text_20_body">
<text:bookmark-start text:name="OrgXref.org4690fef"/>
<text:bookmark text:name="org4690fef"/>Company
<text:bookmark-end text:name="OrgXref.org4690fef"/></text:p>
          <text:p text:style-name="Text_20_body">Auto complete 
O LSP roda automaticamento o <text:span text:style-name="OrgCode">company-capf</text:span> 
</text:p>
          <text:p text:style-name="OrgSrcBlockLastLine">(<text:span text:style-name="OrgSrcFontLockKeywordFace">use-package</text:span><text:s/><text:span text:style-name="OrgSrcFontLockConstantFace">company</text:span><text:s/><text:span text:style-name="OrgSrcFontLockBuiltinFace">:ensure</text:span><text:s/>t)</text:p>
        </text:list-item>
        <text:list-item>
          <text:p text:style-name="Text_20_body">
<text:bookmark-start text:name="OrgXref.orgfffee9a"/>
<text:bookmark text:name="orgfffee9a"/>Yasnippet
<text:bookmark-end text:name="OrgXref.orgfffee9a"/></text:p>
          <text:p text:style-name="Text_20_body">Template para abreviação e associação de texto
</text:p>
          <text:p text:style-name="OrgSrcBlock">(<text:span text:style-name="OrgSrcFontLockKeywordFace">use-package</text:span><text:s/><text:span text:style-name="OrgSrcFontLockConstantFace">yasnippet</text:span><text:s/></text:p>
          <text:p text:style-name="OrgSrcBlock"><text:span text:style-name="OrgSrcFontLockBuiltinFace">:ensure</text:span><text:s/>t<text:s/></text:p>
          <text:p text:style-name="OrgSrcBlock"><text:span text:style-name="OrgSrcFontLockBuiltinFace">:config</text:span><text:s/>(yas-global-mode))</text:p>
          <text:p text:style-name="OrgSrcBlockLastLine">(<text:span text:style-name="OrgSrcFontLockKeywordFace">use-package</text:span><text:s/><text:span text:style-name="OrgSrcFontLockConstantFace">yasnippet-snippets</text:span><text:s/><text:span text:style-name="OrgSrcFontLockBuiltinFace">:ensure</text:span><text:s/>t)</text:p>
        </text:list-item>
        <text:list-item>
          <text:p text:style-name="Text_20_body">
<text:bookmark-start text:name="OrgXref.orgfd13803"/>
<text:bookmark text:name="orgfd13803"/>FlyCheck
<text:bookmark-end text:name="OrgXref.orgfd13803"/></text:p>
          <text:p text:style-name="OrgSrcBlockLastLine">(<text:span text:style-name="OrgSrcFontLockKeywordFace">use-package</text:span><text:s/><text:span text:style-name="OrgSrcFontLockConstantFace">flycheck</text:span><text:s/><text:span text:style-name="OrgSrcFontLockBuiltinFace">:ensure</text:span><text:s/>t<text:s/><text:span text:style-name="OrgSrcFontLockBuiltinFace">:init</text:span><text:s/>(global-flycheck-mode))</text:p>
        </text:list-item>
        <text:list-item>
          <text:p text:style-name="Text_20_body">
<text:bookmark-start text:name="OrgXref.org5090f7c"/>
<text:bookmark text:name="org5090f7c"/>Debug Protocol
<text:bookmark-end text:name="OrgXref.org5090f7c"/></text:p>
          <text:p text:style-name="OrgSrcBlock">(<text:span text:style-name="OrgSrcFontLockKeywordFace">use-package</text:span><text:s/><text:span text:style-name="OrgSrcFontLockConstantFace">dap-mode</text:span></text:p>
          <text:p text:style-name="OrgSrcBlock"><text:s/><text:s/><text:span text:style-name="OrgSrcFontLockBuiltinFace">:ensure</text:span><text:s/>t</text:p>
          <text:p text:style-name="OrgSrcBlock"><text:s/><text:s/><text:span text:style-name="OrgSrcFontLockBuiltinFace">:after</text:span><text:s/>(lsp-mode)</text:p>
          <text:p text:style-name="OrgSrcBlock"><text:s/><text:s/><text:span text:style-name="OrgSrcFontLockBuiltinFace">:functions</text:span><text:s/>dap-hydra/nil</text:p>
          <text:p text:style-name="OrgSrcBlock"><text:s/><text:s/><text:span text:style-name="OrgSrcFontLockBuiltinFace">:config</text:span></text:p>
          <text:p text:style-name="OrgSrcBlock"><text:s/><text:s/>(<text:span text:style-name="OrgSrcFontLockKeywordFace">require</text:span><text:s/>'<text:span text:style-name="OrgSrcFontLockConstantFace">dap-java</text:span>)</text:p>
          <text:p text:style-name="OrgSrcBlock"><text:s/><text:s/><text:span text:style-name="OrgSrcFontLockBuiltinFace">:bind</text:span><text:s/>(<text:span text:style-name="OrgSrcFontLockBuiltinFace">:map</text:span><text:s/>lsp-mode-map</text:p>
          <text:p text:style-name="OrgSrcBlock"><text:tab/><text:s/>(<text:span text:style-name="OrgSrcFontLockStringFace">"&lt;f5&gt;"</text:span><text:s/>.<text:s/>dap-debug)</text:p>
          <text:p text:style-name="OrgSrcBlock"><text:tab/><text:s/>(<text:span text:style-name="OrgSrcFontLockStringFace">"M-&lt;f5&gt;"</text:span><text:s/>.<text:s/>dap-hydra))</text:p>
          <text:p text:style-name="OrgSrcBlock"><text:s/><text:s/><text:span text:style-name="OrgSrcFontLockBuiltinFace">:hook</text:span><text:s/>((dap-mode<text:s/>.<text:s/>dap-ui-mode)</text:p>
          <text:p text:style-name="OrgSrcBlock"><text:s/><text:s/><text:s/><text:s/>(dap-session-created<text:s/>.<text:s/>(<text:span text:style-name="OrgSrcFontLockKeywordFace">lambda</text:span><text:s/>(<text:span text:style-name="OrgSrcFontLockTypeFace">&amp;_rest</text:span>)<text:s/>(dap-hydra)))</text:p>
          <text:p text:style-name="OrgSrcBlock"><text:s/><text:s/><text:s/><text:s/>(dap-terminated<text:s/>.<text:s/>(<text:span text:style-name="OrgSrcFontLockKeywordFace">lambda</text:span><text:s/>(<text:span text:style-name="OrgSrcFontLockTypeFace">&amp;_rest</text:span>)<text:s/>(dap-hydra/nil)))))</text:p>
          <text:p text:style-name="OrgSrcBlock"/>
          <text:p text:style-name="OrgSrcBlockLastLine">(<text:span text:style-name="OrgSrcFontLockKeywordFace">use-package</text:span><text:s/><text:span text:style-name="OrgSrcFontLockConstantFace">dap-java</text:span><text:s/><text:span text:style-name="OrgSrcFontLockBuiltinFace">:ensure</text:span><text:s/>nil)</text:p>
        </text:list-item>
        <text:list-item>
          <text:p text:style-name="Text_20_body">
<text:bookmark-start text:name="OrgXref.org23306d5"/>
<text:bookmark text:name="org23306d5"/>Treemacs
<text:bookmark-end text:name="OrgXref.org23306d5"/></text:p>
          <text:p text:style-name="Text_20_body">Elementos graficos parao LISP UI
</text:p>
          <text:p text:style-name="OrgSrcBlock">(<text:span text:style-name="OrgSrcFontLockKeywordFace">use-package</text:span><text:s/><text:span text:style-name="OrgSrcFontLockConstantFace">lsp-treemacs</text:span></text:p>
          <text:p text:style-name="OrgSrcBlock"><text:s/><text:s/><text:span text:style-name="OrgSrcFontLockBuiltinFace">:after</text:span><text:s/>(lsp-mode<text:s/>treemacs)</text:p>
          <text:p text:style-name="OrgSrcBlock"><text:s/><text:s/><text:span text:style-name="OrgSrcFontLockBuiltinFace">:ensure</text:span><text:s/>t</text:p>
          <text:p text:style-name="OrgSrcBlock"><text:s/><text:s/><text:span text:style-name="OrgSrcFontLockBuiltinFace">:commands</text:span><text:s/>lsp-treemacs-errors-list</text:p>
          <text:p text:style-name="OrgSrcBlock"><text:s/><text:s/><text:span text:style-name="OrgSrcFontLockBuiltinFace">:bind</text:span><text:s/>(<text:span text:style-name="OrgSrcFontLockBuiltinFace">:map</text:span><text:s/>lsp-mode-map</text:p>
          <text:p text:style-name="OrgSrcBlock"><text:tab/><text:s/>(<text:span text:style-name="OrgSrcFontLockStringFace">"M-9"</text:span><text:s/>.<text:s/>lsp-treemacs-errors-list)))</text:p>
          <text:p text:style-name="OrgSrcBlock"/>
          <text:p text:style-name="OrgSrcBlock">(<text:span text:style-name="OrgSrcFontLockKeywordFace">use-package</text:span><text:s/><text:span text:style-name="OrgSrcFontLockConstantFace">treemacs</text:span></text:p>
          <text:p text:style-name="OrgSrcBlock"><text:s/><text:s/><text:span text:style-name="OrgSrcFontLockBuiltinFace">:ensure</text:span><text:s/>t</text:p>
          <text:p text:style-name="OrgSrcBlock"><text:s/><text:s/><text:span text:style-name="OrgSrcFontLockBuiltinFace">:commands</text:span><text:s/>(treemacs)</text:p>
          <text:p text:style-name="OrgSrcBlockLastLine"><text:s/><text:s/><text:span text:style-name="OrgSrcFontLockBuiltinFace">:after</text:span><text:s/>(lsp-mode))</text:p>
        </text:list-item>
        <text:list-item>
          <text:p text:style-name="Text_20_body">
<text:bookmark-start text:name="OrgXref.orgbefcdfc"/>
<text:bookmark text:name="orgbefcdfc"/>LSP UI
<text:bookmark-end text:name="OrgXref.orgbefcdfc"/></text:p>
          <text:p text:style-name="Text_20_body">Dependencia para vários pacotes para que possa existir elementos ui
</text:p>
          <text:p text:style-name="OrgSrcBlock">(<text:span text:style-name="OrgSrcFontLockKeywordFace">use-package</text:span><text:s/><text:span text:style-name="OrgSrcFontLockConstantFace">lsp-ui</text:span></text:p>
          <text:p text:style-name="OrgSrcBlock"><text:span text:style-name="OrgSrcFontLockBuiltinFace">:ensure</text:span><text:s/>t</text:p>
          <text:p text:style-name="OrgSrcBlock"><text:span text:style-name="OrgSrcFontLockBuiltinFace">:after</text:span><text:s/>(lsp-mode)</text:p>
          <text:p text:style-name="OrgSrcBlock"><text:span text:style-name="OrgSrcFontLockBuiltinFace">:bind</text:span><text:s/>(<text:span text:style-name="OrgSrcFontLockBuiltinFace">:map</text:span><text:s/>lsp-ui-mode-map</text:p>
          <text:p text:style-name="OrgSrcBlock"><text:tab/><text:s/>([remap<text:s/>xref-find-definitions]<text:s/>.<text:s/>lsp-ui-peek-find-definitions)</text:p>
          <text:p text:style-name="OrgSrcBlock"><text:tab/><text:s/>([remap<text:s/>xref-find-references]<text:s/>.<text:s/>lsp-ui-peek-find-references))</text:p>
          <text:p text:style-name="OrgSrcBlock"><text:span text:style-name="OrgSrcFontLockBuiltinFace">:init</text:span><text:s/>(<text:span text:style-name="OrgSrcFontLockKeywordFace">setq</text:span><text:s/>lsp-ui-doc-delay<text:s/>1.5</text:p>
          <text:p text:style-name="OrgSrcBlock"><text:s/><text:s/><text:s/><text:s/><text:s/><text:s/>lsp-ui-doc-position<text:s/>'bottom</text:p>
          <text:p text:style-name="OrgSrcBlock"><text:tab/><text:s/><text:s/>lsp-ui-doc-max-width<text:s/>100</text:p>
          <text:p text:style-name="OrgSrcBlockLastLine">))</text:p>
        </text:list-item>
        <text:list-item>
          <text:p text:style-name="Text_20_body">
<text:bookmark-start text:name="OrgXref.orgcc3d94e"/>
<text:bookmark text:name="orgcc3d94e"/>Helm LSP
<text:bookmark-end text:name="OrgXref.orgcc3d94e"/></text:p>
          <text:p text:style-name="Text_20_body">Fornece funcionalidades para trabalhar com código
</text:p>
          <text:p text:style-name="OrgSrcBlock">(<text:span text:style-name="OrgSrcFontLockKeywordFace">use-package</text:span><text:s/><text:span text:style-name="OrgSrcFontLockConstantFace">helm-lsp</text:span></text:p>
          <text:p text:style-name="OrgSrcBlock"><text:span text:style-name="OrgSrcFontLockBuiltinFace">:ensure</text:span><text:s/>t</text:p>
          <text:p text:style-name="OrgSrcBlock"><text:span text:style-name="OrgSrcFontLockBuiltinFace">:after</text:span><text:s/>(lsp-mode)</text:p>
          <text:p text:style-name="OrgSrcBlock"><text:span text:style-name="OrgSrcFontLockBuiltinFace">:commands</text:span><text:s/>(helm-lsp-workspace-symbol)</text:p>
          <text:p text:style-name="OrgSrcBlockLastLine"><text:span text:style-name="OrgSrcFontLockBuiltinFace">:init</text:span><text:s/>(define-key<text:s/>lsp-mode-map<text:s/>[remap<text:s/>xref-find-apropos]<text:s/>#'helm-lsp-workspace-symbol))</text:p>
        </text:list-item>
        <text:list-item>
          <text:p text:style-name="Text_20_body">
<text:bookmark-start text:name="OrgXref.org00df78a"/>
<text:bookmark text:name="org00df78a"/>LSP
<text:bookmark-end text:name="OrgXref.org00df78a"/></text:p>
          <text:p text:style-name="Text_20_body">Instalando o pacote principal do lsp e integrando com o Which key
</text:p>
          <text:p text:style-name="OrgSrcBlock">(<text:span text:style-name="OrgSrcFontLockKeywordFace">use-package</text:span><text:s/><text:span text:style-name="OrgSrcFontLockConstantFace">lsp-mode</text:span></text:p>
          <text:p text:style-name="OrgSrcBlock"><text:span text:style-name="OrgSrcFontLockBuiltinFace">:ensure</text:span><text:s/>t</text:p>
          <text:p text:style-name="OrgSrcBlock"><text:span text:style-name="OrgSrcFontLockBuiltinFace">:hook</text:span><text:s/>(</text:p>
          <text:p text:style-name="OrgSrcBlock"><text:s/><text:s/><text:s/>(lsp-mode<text:s/>.<text:s/>lsp-enable-which-key-integration)</text:p>
          <text:p text:style-name="OrgSrcBlock"><text:s/><text:s/><text:s/>(java-mode<text:s/>.<text:s/>#'lsp-deferred)</text:p>
          <text:p text:style-name="OrgSrcBlock">)</text:p>
          <text:p text:style-name="OrgSrcBlock"><text:span text:style-name="OrgSrcFontLockBuiltinFace">:init</text:span><text:s/>(<text:span text:style-name="OrgSrcFontLockKeywordFace">setq</text:span><text:s/></text:p>
          <text:p text:style-name="OrgSrcBlock"><text:s/><text:s/><text:s/><text:s/>lsp-keymap-prefix<text:s/><text:span text:style-name="OrgSrcFontLockStringFace">"C-c<text:s/>l"</text:span><text:s/><text:s/><text:s/><text:s/><text:s/><text:s/><text:s/><text:s/><text:s/><text:s/><text:s/><text:s/><text:s/><text:s/><text:span text:style-name="OrgSrcFontLockCommentDelimiterFace">;<text:s/></text:span><text:span text:style-name="OrgSrcFontLockCommentFace">this<text:s/>is<text:s/>for<text:s/>which-key<text:s/>integration<text:s/>documentation,<text:s/>need<text:s/>to<text:s/>use<text:s/>lsp-mode-map</text:span></text:p>
          <text:p text:style-name="OrgSrcBlock"><text:s/><text:s/><text:s/><text:s/>lsp-enable-file-watchers<text:s/>nil</text:p>
          <text:p text:style-name="OrgSrcBlock"><text:s/><text:s/><text:s/><text:s/>read-process-output-max<text:s/>(*<text:s/>1024<text:s/>1024)<text:s/><text:s/><text:span text:style-name="OrgSrcFontLockCommentDelimiterFace">;<text:s/></text:span><text:span text:style-name="OrgSrcFontLockCommentFace">1<text:s/>mb</text:span></text:p>
          <text:p text:style-name="OrgSrcBlock"><text:s/><text:s/><text:s/><text:s/>lsp-completion-provider<text:s/><text:span text:style-name="OrgSrcFontLockBuiltinFace">:capf</text:span></text:p>
          <text:p text:style-name="OrgSrcBlock"><text:s/><text:s/><text:s/><text:s/>lsp-idle-delay<text:s/>0.500</text:p>
          <text:p text:style-name="OrgSrcBlock">)</text:p>
          <text:p text:style-name="OrgSrcBlock"><text:span text:style-name="OrgSrcFontLockBuiltinFace">:config</text:span><text:s/></text:p>
          <text:p text:style-name="OrgSrcBlock"><text:s/><text:s/><text:s/><text:s/>(<text:span text:style-name="OrgSrcFontLockKeywordFace">setq</text:span><text:s/>lsp-intelephense-multi-root<text:s/>nil)<text:s/><text:span text:style-name="OrgSrcFontLockCommentDelimiterFace">;<text:s/></text:span><text:span text:style-name="OrgSrcFontLockCommentFace">don't<text:s/>scan<text:s/>unnecessary<text:s/>projects</text:span></text:p>
          <text:p text:style-name="OrgSrcBlock"><text:s/><text:s/><text:s/><text:s/>(<text:span text:style-name="OrgSrcFontLockKeywordFace">with-eval-after-load</text:span><text:s/>'lsp-intelephense</text:p>
          <text:p text:style-name="OrgSrcBlock"><text:s/><text:s/><text:s/><text:s/>(<text:span text:style-name="OrgSrcFontLockKeywordFace">setf</text:span><text:s/>(lsp--client-multi-root<text:s/>(gethash<text:s/>'iph<text:s/>lsp-clients))<text:s/>nil))</text:p>
          <text:p text:style-name="OrgSrcBlock"><text:tab/>(define-key<text:s/>lsp-mode-map<text:s/>(kbd<text:s/>lsp-keymap-prefix)<text:s/>nil)</text:p>
          <text:p text:style-name="OrgSrcBlock"><text:tab/>(define-key<text:s/>lsp-mode-map<text:s/>(kbd<text:s/><text:span text:style-name="OrgSrcFontLockStringFace">"C-c<text:s/>l"</text:span>)<text:s/>lsp-command-map)</text:p>
          <text:p text:style-name="OrgSrcBlockLastLine">)</text:p>
          <text:p text:style-name="Text_20_body">Com isso é possivel iniciar um server lsp digitando o C-c l s s ou buscando com C-c l
</text:p>
        </text:list-item>
        <text:list-item>
          <text:p text:style-name="Text_20_body">
<text:bookmark-start text:name="OrgXref.orgc3aab78"/>
<text:bookmark text:name="orgc3aab78"/>LSP Java
<text:bookmark-end text:name="OrgXref.orgc3aab78"/></text:p>
          <text:p text:style-name="OrgSrcBlock">(<text:span text:style-name="OrgSrcFontLockKeywordFace">use-package</text:span><text:s/><text:span text:style-name="OrgSrcFontLockConstantFace">lsp-java</text:span><text:s/></text:p>
          <text:p text:style-name="OrgSrcBlock"><text:span text:style-name="OrgSrcFontLockBuiltinFace">:ensure</text:span><text:s/>t</text:p>
          <text:p text:style-name="OrgSrcBlockLastLine"><text:span text:style-name="OrgSrcFontLockBuiltinFace">:config</text:span><text:s/>(add-hook<text:s/>'java-mode-hook<text:s/>'lsp))</text:p>
          <text:p text:style-name="OrgSrcBlock">(setenv<text:s/><text:span text:style-name="OrgSrcFontLockStringFace">"JAVA_HOME"</text:span><text:s/><text:s/><text:span text:style-name="OrgSrcFontLockStringFace">"/opt/jdk/jdk-20.0.2"</text:span>)</text:p>
          <text:p text:style-name="OrgSrcBlock"><text:span text:style-name="OrgSrcFontLockCommentDelimiterFace">;</text:span><text:span text:style-name="OrgSrcFontLockCommentFace">(setq<text:s/>lsp-java-java-path<text:s/>"/opt/jdk/jdk-20.0.2")</text:span></text:p>
          <text:p text:style-name="OrgSrcBlock"/>
          <text:p text:style-name="OrgSrcBlock">(<text:span text:style-name="OrgSrcFontLockKeywordFace">use-package</text:span><text:s/><text:span text:style-name="OrgSrcFontLockConstantFace">exec-path-from-shell</text:span><text:s/><text:span text:style-name="OrgSrcFontLockBuiltinFace">:ensure</text:span><text:s/>t)</text:p>
          <text:p text:style-name="OrgSrcBlockLastLine">(exec-path-from-shell-initialize)</text:p>
        </text:list-item>
      </text:list>
      <text:h text:style-name="Heading_20_3" text:outline-level="3" text:is-list-header="false">
<text:bookmark-start text:name="OrgXref.org56395f3"/>
<text:bookmark text:name="org56395f3"/>Projectile
<text:bookmark-end text:name="OrgXref.org56395f3"/></text:h>
      <text:p text:style-name="Text_20_body">Navegação para projetos
</text:p>
      <text:p text:style-name="OrgSrcBlock">(<text:span text:style-name="OrgSrcFontLockKeywordFace">use-package</text:span><text:s/><text:span text:style-name="OrgSrcFontLockConstantFace">projectile</text:span><text:s/></text:p>
      <text:p text:style-name="OrgSrcBlock"><text:span text:style-name="OrgSrcFontLockBuiltinFace">:ensure</text:span><text:s/>t</text:p>
      <text:p text:style-name="OrgSrcBlock"><text:span text:style-name="OrgSrcFontLockBuiltinFace">:init</text:span><text:s/>(projectile-mode<text:s/>+1)</text:p>
      <text:p text:style-name="OrgSrcBlock"><text:span text:style-name="OrgSrcFontLockBuiltinFace">:config</text:span><text:s/></text:p>
      <text:p text:style-name="OrgSrcBlock">(define-key<text:s/>projectile-mode-map<text:s/>(kbd<text:s/><text:span text:style-name="OrgSrcFontLockStringFace">"C-c<text:s/>p"</text:span>)<text:s/>'projectile-command-map)</text:p>
      <text:p text:style-name="OrgSrcBlockLastLine">)<text:s/><text:s/><text:s/></text:p>
      <text:h text:style-name="Heading_20_3" text:outline-level="3" text:is-list-header="false">
<text:bookmark-start text:name="OrgXref.org9d99d6a"/>
<text:bookmark text:name="org9d99d6a"/>Helm
<text:bookmark-end text:name="OrgXref.org9d99d6a"/></text:h>
      <text:p text:style-name="OrgSrcBlock">(<text:span text:style-name="OrgSrcFontLockKeywordFace">use-package</text:span><text:s/><text:span text:style-name="OrgSrcFontLockConstantFace">helm</text:span></text:p>
      <text:p text:style-name="OrgSrcBlock"><text:span text:style-name="OrgSrcFontLockBuiltinFace">:ensure</text:span><text:s/>t</text:p>
      <text:p text:style-name="OrgSrcBlock"><text:span text:style-name="OrgSrcFontLockBuiltinFace">:init</text:span><text:s/></text:p>
      <text:p text:style-name="OrgSrcBlock">(helm-mode<text:s/>1)</text:p>
      <text:p text:style-name="OrgSrcBlock">(<text:span text:style-name="OrgSrcFontLockKeywordFace">progn</text:span><text:s/>(<text:span text:style-name="OrgSrcFontLockKeywordFace">setq</text:span><text:s/>helm-buffers-fuzzy-matching<text:s/>t))</text:p>
      <text:p text:style-name="OrgSrcBlock"><text:span text:style-name="OrgSrcFontLockBuiltinFace">:bind</text:span></text:p>
      <text:p text:style-name="OrgSrcBlock">((<text:span text:style-name="OrgSrcFontLockStringFace">"C-c<text:s/>h"</text:span><text:s/>.<text:s/>helm-command-prefix))</text:p>
      <text:p text:style-name="OrgSrcBlock">((<text:span text:style-name="OrgSrcFontLockStringFace">"M-x"</text:span><text:s/>.<text:s/>helm-M-x))</text:p>
      <text:p text:style-name="OrgSrcBlock">((<text:span text:style-name="OrgSrcFontLockStringFace">"C-x<text:s/>C-f"</text:span><text:s/>.<text:s/>helm-find-files))</text:p>
      <text:p text:style-name="OrgSrcBlock">((<text:span text:style-name="OrgSrcFontLockStringFace">"C-x<text:s/>b"</text:span><text:s/>.<text:s/>helm-buffers-list))</text:p>
      <text:p text:style-name="OrgSrcBlock">((<text:span text:style-name="OrgSrcFontLockStringFace">"C-c<text:s/>b"</text:span><text:s/>.<text:s/>helm-bookmarks))</text:p>
      <text:p text:style-name="OrgSrcBlock">((<text:span text:style-name="OrgSrcFontLockStringFace">"C-c<text:s/>f"</text:span><text:s/>.<text:s/>helm-recentf))<text:s/><text:s/><text:s/><text:span text:style-name="OrgSrcFontLockCommentDelimiterFace">;;<text:s/></text:span><text:span text:style-name="OrgSrcFontLockCommentFace">Add<text:s/>new<text:s/>key<text:s/>to<text:s/>recentf</text:span></text:p>
      <text:p text:style-name="OrgSrcBlockLastLine">((<text:span text:style-name="OrgSrcFontLockStringFace">"C-c<text:s/>g"</text:span><text:s/>.<text:s/>helm-grep-do-git-grep)))<text:s/><text:s/><text:span text:style-name="OrgSrcFontLockCommentDelimiterFace">;;<text:s/></text:span><text:span text:style-name="OrgSrcFontLockCommentFace">Search<text:s/>using<text:s/>grep<text:s/>in<text:s/>a<text:s/>git<text:s/>project</text:span></text:p>
      <text:p text:style-name="Text_20_body">Describes para o Helm
</text:p>
      <text:p text:style-name="OrgSrcBlock">(<text:span text:style-name="OrgSrcFontLockKeywordFace">use-package</text:span><text:s/><text:span text:style-name="OrgSrcFontLockConstantFace">helm-descbinds</text:span></text:p>
      <text:p text:style-name="OrgSrcBlock"><text:span text:style-name="OrgSrcFontLockBuiltinFace">:ensure</text:span><text:s/>t</text:p>
      <text:p text:style-name="OrgSrcBlockLastLine"><text:span text:style-name="OrgSrcFontLockBuiltinFace">:bind</text:span><text:s/>(<text:span text:style-name="OrgSrcFontLockStringFace">"C-h<text:s/>b"</text:span><text:s/>.<text:s/>helm-descbinds))</text:p>
      <text:p text:style-name="Text_20_body">Helm Swoop auxiliar na busca
</text:p>
      <text:p text:style-name="OrgSrcBlock">(<text:span text:style-name="OrgSrcFontLockKeywordFace">use-package</text:span><text:s/><text:span text:style-name="OrgSrcFontLockConstantFace">use-package-chords</text:span></text:p>
      <text:p text:style-name="OrgSrcBlock"><text:span text:style-name="OrgSrcFontLockBuiltinFace">:ensure</text:span><text:s/>t</text:p>
      <text:p text:style-name="OrgSrcBlock"><text:span text:style-name="OrgSrcFontLockBuiltinFace">:init</text:span><text:s/></text:p>
      <text:p text:style-name="OrgSrcBlock"><text:span text:style-name="OrgSrcFontLockBuiltinFace">:config</text:span><text:s/>(key-chord-mode<text:s/>1)</text:p>
      <text:p text:style-name="OrgSrcBlock">(<text:span text:style-name="OrgSrcFontLockKeywordFace">setq</text:span><text:s/>key-chord-two-keys-delay<text:s/>0.4)</text:p>
      <text:p text:style-name="OrgSrcBlock">(<text:span text:style-name="OrgSrcFontLockKeywordFace">setq</text:span><text:s/>key-chord-one-key-delay<text:s/>0.5)<text:s/><text:span text:style-name="OrgSrcFontLockCommentDelimiterFace">;<text:s/></text:span><text:span text:style-name="OrgSrcFontLockCommentFace">default<text:s/>0.2</text:span></text:p>
      <text:p text:style-name="OrgSrcBlock">)</text:p>
      <text:p text:style-name="OrgSrcBlock">(<text:span text:style-name="OrgSrcFontLockKeywordFace">use-package</text:span><text:s/><text:span text:style-name="OrgSrcFontLockConstantFace">helm-swoop</text:span><text:s/></text:p>
      <text:p text:style-name="OrgSrcBlock"><text:span text:style-name="OrgSrcFontLockBuiltinFace">:ensure</text:span><text:s/>t</text:p>
      <text:p text:style-name="OrgSrcBlock"><text:span text:style-name="OrgSrcFontLockBuiltinFace">:chords</text:span></text:p>
      <text:p text:style-name="OrgSrcBlock">(<text:span text:style-name="OrgSrcFontLockStringFace">"js"</text:span><text:s/>.<text:s/>helm-swoop)</text:p>
      <text:p text:style-name="OrgSrcBlock">(<text:span text:style-name="OrgSrcFontLockStringFace">"jp"</text:span><text:s/>.<text:s/>helm-swoop-back-to-last-point)</text:p>
      <text:p text:style-name="OrgSrcBlock"><text:span text:style-name="OrgSrcFontLockBuiltinFace">:init</text:span></text:p>
      <text:p text:style-name="OrgSrcBlock">(<text:span text:style-name="OrgSrcFontLockKeywordFace">bind-key</text:span><text:s/><text:span text:style-name="OrgSrcFontLockStringFace">"M-m"</text:span><text:s/>'helm-swoop-from-isearch<text:s/>isearch-mode-map)</text:p>
      <text:p text:style-name="OrgSrcBlock"/>
      <text:p text:style-name="OrgSrcBlock"><text:span text:style-name="OrgSrcFontLockCommentDelimiterFace">;;<text:s/></text:span><text:span text:style-name="OrgSrcFontLockCommentFace">If<text:s/>you<text:s/>prefer<text:s/>fuzzy<text:s/>matching</text:span></text:p>
      <text:p text:style-name="OrgSrcBlock">(<text:span text:style-name="OrgSrcFontLockKeywordFace">setq</text:span><text:s/>helm-swoop-use-fuzzy-match<text:s/>t)</text:p>
      <text:p text:style-name="OrgSrcBlock"/>
      <text:p text:style-name="OrgSrcBlock"><text:span text:style-name="OrgSrcFontLockCommentDelimiterFace">;;<text:s/></text:span><text:span text:style-name="OrgSrcFontLockCommentFace">Save<text:s/>buffer<text:s/>when<text:s/>helm-multi-swoop-edit<text:s/>complete</text:span></text:p>
      <text:p text:style-name="OrgSrcBlock">(<text:span text:style-name="OrgSrcFontLockKeywordFace">setq</text:span><text:s/>helm-multi-swoop-edit-save<text:s/>t)</text:p>
      <text:p text:style-name="OrgSrcBlock"/>
      <text:p text:style-name="OrgSrcBlock"><text:span text:style-name="OrgSrcFontLockCommentDelimiterFace">;;<text:s/></text:span><text:span text:style-name="OrgSrcFontLockCommentFace">If<text:s/>this<text:s/>value<text:s/>is<text:s/>t,<text:s/>split<text:s/>window<text:s/>inside<text:s/>the<text:s/>current<text:s/>window</text:span></text:p>
      <text:p text:style-name="OrgSrcBlock">(<text:span text:style-name="OrgSrcFontLockKeywordFace">setq</text:span><text:s/>helm-swoop-split-with-multiple-windows<text:s/>nil)</text:p>
      <text:p text:style-name="OrgSrcBlock"/>
      <text:p text:style-name="OrgSrcBlock"><text:span text:style-name="OrgSrcFontLockCommentDelimiterFace">;;<text:s/></text:span><text:span text:style-name="OrgSrcFontLockCommentFace">Split<text:s/>direction.<text:s/>'split-window-vertically<text:s/>or<text:s/>'split-window-horizontally</text:span></text:p>
      <text:p text:style-name="OrgSrcBlock">(<text:span text:style-name="OrgSrcFontLockKeywordFace">setq</text:span><text:s/>helm-swoop-split-direction<text:s/>'split-window-vertically)</text:p>
      <text:p text:style-name="OrgSrcBlock"/>
      <text:p text:style-name="OrgSrcBlock"><text:span text:style-name="OrgSrcFontLockCommentDelimiterFace">;;<text:s/></text:span><text:span text:style-name="OrgSrcFontLockCommentFace">If<text:s/>nil,<text:s/>you<text:s/>can<text:s/>slightly<text:s/>boost<text:s/>invoke<text:s/>speed<text:s/>in<text:s/>exchange<text:s/>for<text:s/>text<text:s/>color</text:span></text:p>
      <text:p text:style-name="OrgSrcBlock">(<text:span text:style-name="OrgSrcFontLockKeywordFace">setq</text:span><text:s/>helm-swoop-speed-or-color<text:s/>nil)</text:p>
      <text:p text:style-name="OrgSrcBlock"/>
      <text:p text:style-name="OrgSrcBlock"><text:span text:style-name="OrgSrcFontLockCommentDelimiterFace">;;<text:s/></text:span><text:span text:style-name="OrgSrcFontLockCommentFace">;;<text:s/>Go<text:s/>to<text:s/>the<text:s/>opposite<text:s/>side<text:s/>of<text:s/>line<text:s/>from<text:s/>the<text:s/>end<text:s/>or<text:s/>beginning<text:s/>of<text:s/>line</text:span></text:p>
      <text:p text:style-name="OrgSrcBlockLastLine">(<text:span text:style-name="OrgSrcFontLockKeywordFace">setq</text:span><text:s/>helm-swoop-move-to-line-cycle<text:s/>t))</text:p>
      <text:h text:style-name="Heading_20_3" text:outline-level="3" text:is-list-header="false">
<text:bookmark-start text:name="OrgXref.org33215fd"/>
<text:bookmark text:name="org33215fd"/>Run Code
<text:bookmark-end text:name="OrgXref.org33215fd"/></text:h>
      <text:p text:style-name="Text_20_body">Rodar codigo de forma rápida apertando Ctrl+c r
</text:p>
      <text:p text:style-name="OrgSrcBlock">(<text:span text:style-name="OrgSrcFontLockKeywordFace">use-package</text:span><text:s/><text:span text:style-name="OrgSrcFontLockConstantFace">quickrun</text:span><text:s/></text:p>
      <text:p text:style-name="OrgSrcBlock"><text:span text:style-name="OrgSrcFontLockBuiltinFace">:ensure</text:span><text:s/>t</text:p>
      <text:p text:style-name="OrgSrcBlockLastLine"><text:span text:style-name="OrgSrcFontLockBuiltinFace">:bind</text:span><text:s/>(<text:span text:style-name="OrgSrcFontLockStringFace">"C-c<text:s/>r"</text:span><text:s/>.<text:s/>quickrun))</text:p>
      <text:h text:style-name="Heading_20_3" text:outline-level="3" text:is-list-header="false">
<text:bookmark-start text:name="OrgXref.org1b4c91d"/>
<text:bookmark text:name="org1b4c91d"/>Org Babel for JAVA
<text:bookmark-end text:name="OrgXref.org1b4c91d"/></text:h>
      <text:p text:style-name="OrgSrcBlock">(org-babel-do-load-languages</text:p>
      <text:p text:style-name="OrgSrcBlock"><text:s/>'org-babel-load-languages</text:p>
      <text:p text:style-name="OrgSrcBlockLastLine"><text:s/>'((java<text:s/>.<text:s/>t)))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TypeFace" style:family="text">
      <style:text-properties fo:color="#63b8ff"/>
    </style:style>
    <style:style style:name="OrgSrcFontLockDocFace" style:family="text">
      <style:text-properties fo:color="#ff7f24"/>
    </style:style>
    <style:style style:name="OrgSrcFontLockFunctionNameFace" style:family="text">
      <style:text-properties fo:color="#00fa9a"/>
    </style:style>
    <style:style style:name="OrgSrcFontLockBuiltinFace" style:family="text">
      <style:text-properties fo:color="#b0c4de"/>
    </style:style>
    <style:style style:name="OrgSrcFontLockConstantFace" style:family="text">
      <style:text-properties fo:color="#8470ff"/>
    </style:style>
    <style:style style:name="OrgSrcFontLockStringFace" style:family="text">
      <style:text-properties fo:color="#ffc1c1"/>
    </style:style>
    <style:style style:name="OrgSrcFontLockCommentFace" style:family="text">
      <style:text-properties fo:color="#ff7f24"/>
    </style:style>
    <style:style style:name="OrgSrcFontLockCommentDelimiterFace" style:family="text">
      <style:text-properties fo:color="#ff7f24"/>
    </style:style>
    <style:style style:name="OrgSrcBlock" style:family="paragraph" style:parent-style-name="Preformatted_20_Text">
      <style:paragraph-properties fo:background-color="#000000" fo:padding="0.049cm" fo:border="0.51pt solid #000000" style:shadow="none">
        <style:background-image/>
      </style:paragraph-properties>
      <style:text-properties fo:color="#f5f5f5"/>
    </style:style>
    <style:style style:name="OrgSrcFontLockKeywordFace" style:family="text">
      <style:text-properties fo:color="#00fff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duardo Valencio Santos</dc:creator>
    <meta:initial-creator>Eduardo Valencio Santos</meta:initial-creator>
    <dc:date>2023-08-01T22:34:05</dc:date>
    <meta:creation-date>2023-08-01T22:34:05</meta:creation-date>
    <meta:generator>Emacs 27.1 (Org mode 9.3)</meta:generator>
    <meta:keyword/>
    <dc:subject/>
    <dc:title>Bug GNU Emacs Config</dc:title>
  </office:meta>
</office:document-meta>
</file>